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DC4566DA980A08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Cambria1" svg:font-family="Cambria" style:font-pitch="variable"/>
    <style:font-face style:name="Corbel1" svg:font-family="Corbel" style:font-pitch="variable"/>
    <style:font-face style:name="Goudy Old Style1" svg:font-family="'Goudy Old Style'" style:font-pitch="variable"/>
    <style:font-face style:name="LSBSymbol" svg:font-family="LSBSymbol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8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1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style:font-name="Segoe UI Semibold1" fo:font-size="28pt" style:font-size-asian="28pt" style:font-size-complex="28pt"/>
    </style:style>
    <style:style style:name="T1" style:family="text"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3d73" style:font-name="Segoe UI Semibold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3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0080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T5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1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Segoe UI Semibold1" fo:font-size="32pt" fo:font-style="normal" style:text-underline-style="none" style:font-name-asian="LSBSymbol" style:font-size-asian="32pt" style:font-style-asian="normal" style:font-name-complex="LSBSymbol1" style:font-size-complex="32pt" style:font-style-complex="normal"/>
    </style:style>
    <style:style style:name="T7" style:family="text">
      <style:text-properties fo:color="#000000" style:font-name="Segoe UI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.368cm" svg:height="9.075cm" svg:x="2.286cm" svg:y="0.762cm">
          <draw:text-box>
            <text:p text:style-name="P1"><text:span text:style-name="T1">Prayer of Thanksgiving</text:span></text:p>
            <text:p><text:span text:style-name="T2">P: </text:span><text:span text:style-name="T3">Blessed are You, Lord of heaven and earth, </text:span></text:p>
            <text:p><text:span text:style-name="T3"><text:s text:c="4"/></text:span><text:span text:style-name="T3">for You have had mercy on those whom </text:span></text:p>
            <text:p><text:span text:style-name="T3"><text:s text:c="4"/></text:span><text:span text:style-name="T3">You created and sent Your only-begotten </text:span></text:p>
            <text:p><text:span text:style-name="T3"><text:s text:c="4"/></text:span><text:span text:style-name="T3">Son into our flesh to bear our sin and be </text:span></text:p>
            <text:p><text:span text:style-name="T3"><text:s text:c="4"/></text:span><text:span text:style-name="T3">our Savi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3.876cm" svg:height="6.263cm" svg:x="2.127cm" svg:y="0.921cm">
          <draw:text-box>
            <text:p text:style-name="P4"><text:span text:style-name="T4"><text:s text:c="4"/></text:span><text:span text:style-name="T3">With repentant joy we receive the salvation </text:span></text:p>
            <text:p text:style-name="P4"><text:span text:style-name="T3"><text:s text:c="4"/></text:span><text:span text:style-name="T3">accomplished for us by the all-availing </text:span></text:p>
            <text:p text:style-name="P4"><text:span text:style-name="T3"><text:s text:c="4"/></text:span><text:span text:style-name="T3">sacrifice of His body and His blood on the </text:span></text:p>
            <text:p text:style-name="P4"><text:span text:style-name="T3"><text:s text:c="4"/></text:span><text:span text:style-name="T3">cro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5" draw:layer="layout" svg:width="23.971cm" svg:height="7.766cm" svg:x="2.032cm" svg:y="0.921cm">
          <draw:text-box>
            <text:p text:style-name="P4"><text:span text:style-name="T4"><text:s text:c="4"/></text:span><text:span text:style-name="T5">Graciously receive our prayers; deliver and </text:span></text:p>
            <text:p text:style-name="P4"><text:span text:style-name="T5"><text:s text:c="4"/></text:span><text:span text:style-name="T5">preserve us. To You alone, O Father, be all </text:span></text:p>
            <text:p text:style-name="P4"><text:span text:style-name="T5"><text:s text:c="4"/></text:span><text:span text:style-name="T5">glory, honor, and worship, with the Son and </text:span></text:p>
            <text:p text:style-name="P4"><text:span text:style-name="T5"><text:s text:c="4"/></text:span><text:span text:style-name="T5">the Holy Spirit, one God, now and forever.</text:span></text:p>
            <text:p><text:span text:style-name="T6">C:</text:span><text:span text:style-name="T6"><text:tab/></text:span><text:span text:style-name="T7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Cambria1" svg:font-family="Cambria" style:font-pitch="variable"/>
    <style:font-face style:name="Corbel1" svg:font-family="Corbel" style:font-pitch="variable"/>
    <style:font-face style:name="Goudy Old Style1" svg:font-family="'Goudy Old Style'" style:font-pitch="variable"/>
    <style:font-face style:name="LSBSymbol" svg:font-family="LSBSymbol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2200000253DC4566DA980A08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Footer_20_Char" style:display-name="Foot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No_20_Spacing" style:display-name="No Spacing" style:family="graphic">
      <style:paragraph-properties fo:margin-left="0cm" fo:margin-right="0cm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Goudy Old Style" fo:font-family="'Goudy Old Style'" style:font-family-generic="roman" style:font-pitch="variable" fo:font-size="11pt" fo:language="en" fo:country="US" fo:font-style="italic" style:letter-kerning="true" style:font-name-asian="Goudy Old Style1" style:font-family-asian="'Goudy Old Style'" style:font-pitch-asian="variable" style:font-size-asian="11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Corbel" fo:font-family="Corbel" style:font-family-generic="roman" style:font-pitch="variable" fo:font-size="11pt" fo:language="en" fo:country="US" fo:font-style="italic" style:letter-kerning="true" style:font-name-asian="Corbel1" style:font-family-asian="Corbel" style:font-pitch-asian="variable" style:font-size-asian="11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Cambria" fo:font-family="Cambria" style:font-family-generic="roman" style:font-pitch="variable" fo:font-size="13pt" fo:language="en" fo:country="US" fo:font-weight="bold" style:font-name-asian="Cambria1" style:font-family-asian="Cambria" style:font-pitch-asian="variable" style:font-size-asian="13pt" style:language-asian="ar" style:country-asian="SA" style:font-weight-asian="bold" style:font-weight-complex="bold"/>
    </style:style>
    <style:style style:name="Body" style:family="graphic">
      <style:paragraph-properties fo:margin-left="0cm" fo:margin-right="0cm" fo:text-align="start" fo:text-indent="0cm" style:text-autospace="none"/>
      <style:text-properties fo:color="#000000" style:font-name="Corbel" fo:font-family="Corbel" style:font-family-generic="roman" style:font-pitch="variable" fo:font-size="12pt" fo:language="en" fo:country="US" style:letter-kerning="true" style:font-name-asian="Corbel1" style:font-family-asian="Corbel" style:font-pitch-asian="variable" style:font-size-asian="12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0T20:50:45.386000000</meta:creation-date>
    <dc:title>Blue</dc:title>
    <meta:editing-duration>PT13M26S</meta:editing-duration>
    <meta:editing-cycles>6</meta:editing-cycles>
    <meta:generator>LibreOffice/6.0.5.2$Windows_X86_64 LibreOffice_project/54c8cbb85f300ac59db32fe8a675ff7683cd5a16</meta:generator>
    <dc:date>2018-09-18T14:50:10.861000000</dc:date>
    <meta:document-statistic meta:object-count="30"/>
  </office:meta>
</office:document-meta>
</file>